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970000005E4CDC7950075964FE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utfit Medium" svg:font-family="'Outfit Medium'" style:font-adornments="Normal" style:font-pitch="variable"/>
    <style:font-face style:name="Outfit Thin" svg:font-family="'Outfit Thin'" style:font-adornments="Normal" style:font-pitch="variable"/>
  </office:font-face-decls>
  <office:automatic-styles>
    <style:style style:name="P1" style:family="paragraph" style:parent-style-name="Header_20_right">
      <style:text-properties officeooo:rsid="000a7140" officeooo:paragraph-rsid="000a7140"/>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text-properties officeooo:rsid="0008b922" officeooo:paragraph-rsid="000d9b08"/>
    </style:style>
    <style:style style:name="P5" style:family="paragraph" style:parent-style-name="Text_20_body">
      <style:text-properties officeooo:rsid="00102f23" officeooo:paragraph-rsid="00102f23"/>
    </style:style>
    <style:style style:name="P6" style:family="paragraph" style:parent-style-name="Text_20_body">
      <style:text-properties officeooo:rsid="00102f23" officeooo:paragraph-rsid="0013f90f"/>
    </style:style>
    <style:style style:name="P7" style:family="paragraph" style:parent-style-name="Text_20_body">
      <style:text-properties officeooo:rsid="00102f23" officeooo:paragraph-rsid="0017e0c7"/>
    </style:style>
    <style:style style:name="P8" style:family="paragraph" style:parent-style-name="Text_20_body">
      <style:text-properties officeooo:rsid="00125a20" officeooo:paragraph-rsid="00125a20"/>
    </style:style>
    <style:style style:name="P9" style:family="paragraph" style:parent-style-name="Text_20_body">
      <style:text-properties style:font-name="Outfit Medium" fo:font-size="14pt" fo:font-weight="normal" officeooo:rsid="0011e2a1" officeooo:paragraph-rsid="0011e2a1" style:font-name-asian="Noto Sans CJK SC" style:font-size-asian="14pt" style:font-weight-asian="bold" style:font-name-complex="Lohit Devanagari1" style:font-size-complex="14pt" style:font-weight-complex="bold"/>
    </style:style>
    <style:style style:name="P10" style:family="paragraph" style:parent-style-name="Title">
      <style:text-properties officeooo:rsid="00172c2b" officeooo:paragraph-rsid="00172c2b"/>
    </style:style>
    <style:style style:name="P11" style:family="paragraph" style:parent-style-name="Text_20_body">
      <style:text-properties officeooo:rsid="0017e0c7" officeooo:paragraph-rsid="0017e0c7"/>
    </style:style>
    <style:style style:name="P12" style:family="paragraph" style:parent-style-name="Heading_20_1">
      <style:paragraph-properties fo:break-before="page"/>
      <style:text-properties officeooo:rsid="00102f23" officeooo:paragraph-rsid="00102f23"/>
    </style:style>
    <style:style style:name="P13" style:family="paragraph" style:parent-style-name="Heading_20_1">
      <style:paragraph-properties fo:break-before="page"/>
      <style:text-properties officeooo:rsid="00102f23" officeooo:paragraph-rsid="00180021"/>
    </style:style>
    <style:style style:name="P14" style:family="paragraph" style:parent-style-name="Heading_20_1">
      <style:paragraph-properties fo:break-before="page"/>
      <style:text-properties officeooo:rsid="0013f90f" officeooo:paragraph-rsid="0013f90f"/>
    </style:style>
    <style:style style:name="P15" style:family="paragraph" style:parent-style-name="Heading_20_1">
      <style:paragraph-properties fo:break-before="page"/>
      <style:text-properties officeooo:rsid="0013f90f" officeooo:paragraph-rsid="0017e0c7"/>
    </style:style>
    <style:style style:name="P16" style:family="paragraph" style:parent-style-name="Heading_20_2">
      <style:text-properties officeooo:rsid="00102f23" officeooo:paragraph-rsid="00102f23"/>
    </style:style>
    <style:style style:name="P17" style:family="paragraph" style:parent-style-name="Heading_20_2">
      <style:text-properties officeooo:rsid="00102f23" officeooo:paragraph-rsid="0013f90f"/>
    </style:style>
    <style:style style:name="P18" style:family="paragraph" style:parent-style-name="Heading_20_2">
      <style:text-properties officeooo:rsid="00102f23" officeooo:paragraph-rsid="0017e0c7"/>
    </style:style>
    <style:style style:name="P19" style:family="paragraph" style:parent-style-name="Heading_20_2">
      <style:text-properties officeooo:rsid="00102f23" officeooo:paragraph-rsid="00180021"/>
    </style:style>
    <style:style style:name="P20" style:family="paragraph" style:parent-style-name="Heading_20_3">
      <style:text-properties officeooo:rsid="00114ddf" officeooo:paragraph-rsid="00114ddf"/>
    </style:style>
    <style:style style:name="P21" style:family="paragraph" style:parent-style-name="Heading_20_3">
      <style:text-properties fo:font-size="16pt" style:font-size-asian="16pt" style:font-size-complex="16pt"/>
    </style:style>
    <style:style style:name="P22" style:family="paragraph" style:parent-style-name="Heading_20_3">
      <style:text-properties fo:font-size="16pt" officeooo:paragraph-rsid="0013f90f" style:font-size-asian="16pt" style:font-size-complex="16pt"/>
    </style:style>
    <style:style style:name="P23" style:family="paragraph" style:parent-style-name="Heading_20_3">
      <style:text-properties fo:font-size="16pt" officeooo:paragraph-rsid="0017e0c7" style:font-size-asian="16pt" style:font-size-complex="16pt"/>
    </style:style>
    <style:style style:name="P24" style:family="paragraph" style:parent-style-name="Heading_20_3">
      <style:text-properties fo:font-size="16pt" officeooo:paragraph-rsid="00180021" style:font-size-asian="16pt" style:font-size-complex="16pt"/>
    </style:style>
    <style:style style:name="P25" style:family="paragraph" style:parent-style-name="Heading_20_3">
      <style:text-properties officeooo:rsid="00125a20" officeooo:paragraph-rsid="00125a20"/>
    </style:style>
    <style:style style:name="P26" style:family="paragraph" style:parent-style-name="Heading_20_3">
      <style:text-properties officeooo:paragraph-rsid="0017e0c7"/>
    </style:style>
    <style:style style:name="P27" style:family="paragraph" style:parent-style-name="Text_20_body">
      <style:text-properties style:font-name="Outfit Medium" fo:font-weight="normal" officeooo:rsid="0017e0c7" officeooo:paragraph-rsid="0017e0c7"/>
    </style:style>
    <style:style style:name="P28" style:family="paragraph" style:parent-style-name="Text_20_body">
      <style:text-properties officeooo:paragraph-rsid="0013f90f"/>
    </style:style>
    <style:style style:name="P29" style:family="paragraph" style:parent-style-name="Text_20_body">
      <style:text-properties officeooo:rsid="00102f23" officeooo:paragraph-rsid="00180021"/>
    </style:style>
    <style:style style:name="P30" style:family="paragraph" style:parent-style-name="Text_20_body">
      <style:text-properties officeooo:paragraph-rsid="00180021"/>
    </style:style>
    <style:style style:name="P31" style:family="paragraph" style:parent-style-name="Text_20_body">
      <style:text-properties officeooo:rsid="00180021" officeooo:paragraph-rsid="00180021"/>
    </style:style>
    <style:style style:name="T1" style:family="text">
      <style:text-properties officeooo:rsid="000ad03b"/>
    </style:style>
    <style:style style:name="T2" style:family="text">
      <style:text-properties officeooo:rsid="000d9b08"/>
    </style:style>
    <style:style style:name="T3" style:family="text">
      <style:text-properties style:font-name="Outfit Medium" fo:font-weight="normal"/>
    </style:style>
    <style:style style:name="T4" style:family="text">
      <style:text-properties style:font-name="Outfit Medium" fo:font-weight="normal" style:font-name-asian="Noto Sans CJK SC" style:font-weight-asian="bold" style:font-name-complex="Lohit Devanagari1" style:font-weight-complex="bold"/>
    </style:style>
    <style:style style:name="T5" style:family="text">
      <style:text-properties style:font-name="Outfit Medium" fo:font-weight="normal" officeooo:rsid="00180021" style:font-name-asian="Noto Sans CJK SC" style:font-weight-asian="bold" style:font-name-complex="Lohit Devanagari1" style:font-weight-complex="bold"/>
    </style:style>
    <style:style style:name="T6" style:family="text">
      <style:text-properties style:font-name="Outfit Medium" fo:font-weight="normal" officeooo:rsid="0015a1b5"/>
    </style:style>
    <style:style style:name="T7" style:family="text">
      <style:text-properties style:font-name="Outfit Medium" fo:font-weight="normal" officeooo:rsid="0017e0c7"/>
    </style:style>
    <style:style style:name="T8" style:family="text">
      <style:text-properties style:font-name="Outfit Medium" fo:font-weight="normal" officeooo:rsid="00180021"/>
    </style:style>
    <style:style style:name="T9" style:family="text">
      <style:text-properties style:font-name="Outfit Medium" fo:font-size="16pt" fo:font-weight="normal" style:font-name-asian="Noto Sans CJK SC" style:font-size-asian="16pt" style:font-weight-asian="bold" style:font-name-complex="Lohit Devanagari1" style:font-size-complex="16pt" style:font-weight-complex="bold"/>
    </style:style>
    <style:style style:name="T10" style:family="text">
      <style:text-properties style:font-name="Outfit Medium" fo:font-size="16pt" fo:font-weight="normal" officeooo:rsid="0017e0c7" style:font-name-asian="Noto Sans CJK SC" style:font-size-asian="16pt" style:font-weight-asian="bold" style:font-name-complex="Lohit Devanagari1" style:font-size-complex="16pt" style:font-weight-complex="bold"/>
    </style:style>
    <style:style style:name="T11" style:family="text">
      <style:text-properties officeooo:rsid="0012a7c4"/>
    </style:style>
    <style:style style:name="T12" style:family="text">
      <style:text-properties officeooo:rsid="001354bb"/>
    </style:style>
    <style:style style:name="T13" style:family="text">
      <style:text-properties officeooo:rsid="0013f90f"/>
    </style:style>
    <style:style style:name="T14" style:family="text">
      <style:text-properties officeooo:rsid="0015a1b5"/>
    </style:style>
    <style:style style:name="T15" style:family="text">
      <style:text-properties officeooo:rsid="0017e0c7"/>
    </style:style>
    <style:style style:name="T16" style:family="text">
      <style:text-properties officeooo:rsid="001800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ibliography_20_1">Vandewalle Jérôme – <text:span text:style-name="T2">Pruvost Scotty – Arabah Yanis – Pinceel Matthieu</text:span></text:p>
      <text:p text:style-name="P10">Tableau de bord</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265_2774643833" text:style-name="Index_20_Link" text:visited-style-name="Index_20_Link">Gros titre<text:tab/>3</text:a></text:p>
          <text:p text:style-name="P3"><text:a xlink:type="simple" xlink:href="#__RefHeading___Toc267_2774643833" text:style-name="Index_20_Link" text:visited-style-name="Index_20_Link">Sous-titre<text:tab/>3</text:a></text:p>
        </text:index-body>
      </text:table-of-content>
      <text:p text:style-name="P4"/>
      <text:h text:style-name="P12" text:outline-level="1"><text:bookmark-start text:name="__RefHeading___Toc265_2774643833"/>Séance libre du 06/05/2024 <text:s text:c="2"/>13h-14h30<text:bookmark-end text:name="__RefHeading___Toc265_2774643833"/></text:h>
      <text:h text:style-name="P16" text:outline-level="2"><text:bookmark-start text:name="__RefHeading___Toc267_2774643833"/>Membres présents<text:bookmark-end text:name="__RefHeading___Toc267_2774643833"/></text:h>
      <text:p text:style-name="P5">Pruvost Scotty – Vandewalle Jér<text:span text:style-name="T3">ôme – Arabah Yanis</text:span></text:p>
      <text:h text:style-name="P16" text:outline-level="2">Avancement</text:h>
      <text:h text:style-name="P20" text:outline-level="3">Tout le monde :</text:h>
      <text:p text:style-name="P5">Durant cette première séance, nous avons créé le dép<text:span text:style-name="T3">ôt Git et invité chaque membre dedans, et nous nous sommes familiarisés avec cet outil. Nous avons également repris connaissance du sujet afin de mieux appréhender le projet.</text:span></text:p>
      <text:h text:style-name="P12" text:outline-level="1">Séance encadrée du 07/05/2024 <text:s text:c="3"/>8h30-10h</text:h>
      <text:h text:style-name="P16" text:outline-level="2">Membres présents</text:h>
      <text:p text:style-name="P5">Pruvost Scotty – Vandewalle Jér<text:span text:style-name="T3">ôme – Arabah Yanis – Pinceel Matthieu</text:span></text:p>
      <text:h text:style-name="P16" text:outline-level="2">Avancement</text:h>
      <text:h text:style-name="P21" text:outline-level="3">Jér<text:span text:style-name="T4">ôme :</text:span></text:h>
      <text:p text:style-name="Text_20_body">Création du fichier des comptes rendus de séances <text:span text:style-name="T12">et du fichier de vue de la première application</text:span>.</text:p>
      <text:h text:style-name="P25" text:outline-level="3">Yanis et Matthieu <text:span text:style-name="T11">et Scotty</text:span>:</text:h>
      <text:p text:style-name="P8">Création de la maquette de l’application sur Figma</text:p>
      <text:p text:style-name="P9"/>
      <text:h text:style-name="P14" text:outline-level="1">Séance libre du 07/05/2024 <text:s text:c="3"/>13h-14h30</text:h>
      <text:h text:style-name="P17" text:outline-level="2">Membres présents</text:h>
      <text:p text:style-name="P6">Pruvost Scotty – Vandewalle Jér<text:span text:style-name="T3">ôme – Arabah Yanis</text:span></text:p>
      <text:h text:style-name="P17" text:outline-level="2">Avancement</text:h>
      <text:h text:style-name="P22" text:outline-level="3">Jér<text:span text:style-name="T4">ôme :</text:span></text:h>
      <text:p text:style-name="P28">Création du fichier d<text:span text:style-name="T13">e la première application</text:span></text:p>
      <text:h text:style-name="P13" text:outline-level="1">Séance <text:span text:style-name="T16">libre</text:span> du <text:span text:style-name="T14">13</text:span>/05/2024 <text:s text:c="3"/><text:span text:style-name="T14">14</text:span>h3<text:span text:style-name="T14">0-16h</text:span></text:h>
      <text:h text:style-name="P19" text:outline-level="2">Membres présents</text:h>
      <text:p text:style-name="P29">Pruvost Scotty – Vandewalle Jér<text:span text:style-name="T3">ôme</text:span></text:p>
      <text:h text:style-name="P19" text:outline-level="2">Avancement</text:h>
      <text:h text:style-name="P24" text:outline-level="3">Jér<text:span text:style-name="T4">ôme :</text:span></text:h>
      <text:p text:style-name="P30">Création d<text:span text:style-name="T14">u modèle et du contrôleur. Commencement du système de création de projet (création de la fen</text:span><text:span text:style-name="T6">être de création de projet et début du système pour récupérer les informations</text:span></text:p>
      <text:h text:style-name="P15" text:outline-level="1">Séance libre du <text:span text:style-name="T15">14</text:span>/05/2024 <text:s text:c="3"/><text:span text:style-name="T15">8</text:span>h<text:span text:style-name="T15">30</text:span>-<text:span text:style-name="T15">11h30</text:span></text:h>
      <text:h text:style-name="P18" text:outline-level="2">Membres présents</text:h>
      <text:p text:style-name="P7">Pruvost Scotty – Vandewalle Jér<text:span text:style-name="T3">ôme</text:span></text:p>
      <text:p text:style-name="P27">(Arrivés à 10h)</text:p>
      <text:h text:style-name="P18" text:outline-level="2">Avancement</text:h>
      <text:h text:style-name="P23" text:outline-level="3">Jér<text:span text:style-name="T4">ôme :</text:span></text:h>
      <text:p text:style-name="P11">Finalisation du système de création du fichier de sauvegarde de données (sous forme de JSON)</text:p>
      <text:h text:style-name="P15" text:outline-level="1">Séance libre du <text:span text:style-name="T15">14</text:span>/05/2024 <text:s text:c="3"/><text:span text:style-name="T15">16h</text:span>-<text:span text:style-name="T15">17h30</text:span></text:h>
      <text:h text:style-name="P18" text:outline-level="2">Membres présents</text:h>
      <text:p text:style-name="P7">Pruvost Scotty – Vandewalle Jér<text:span text:style-name="T3">ôme – </text:span><text:span text:style-name="T7">Arabah Yanis</text:span></text:p>
      <text:h text:style-name="P18" text:outline-level="2">Avancement</text:h>
      <text:h text:style-name="P23" text:outline-level="3">Jér<text:span text:style-name="T4">ôme :</text:span></text:h>
      <text:p text:style-name="P11">Ajout de la fonctionnalité de chargement des images de plan de magasins.</text:p>
      <text:h text:style-name="P26" text:outline-level="3"><text:span text:style-name="T10">Yanis</text:span><text:span text:style-name="T9">:</text:span></text:h>
      <text:p text:style-name="P11">Création et configuration initiale du .gitignore</text:p>
      <text:p text:style-name="P11">Création d’un thème clair personnalisé QSS pour l’application</text:p>
      <text:h text:style-name="P13" text:outline-level="1">Séance <text:span text:style-name="T16">encadrée</text:span> du <text:span text:style-name="T14">1</text:span><text:span text:style-name="T16">5</text:span>/05/2024 <text:s text:c="3"/><text:span text:style-name="T14">14</text:span>h3<text:span text:style-name="T14">0-16h</text:span></text:h>
      <text:h text:style-name="P19" text:outline-level="2">Membres présents</text:h>
      <text:p text:style-name="P29">Pruvost Scotty – Vandewalle Jér<text:span text:style-name="T3">ôme – </text:span><text:span text:style-name="T8">Arabah Yanis – Pinceel Matthieu</text:span></text:p>
      <text:h text:style-name="P19" text:outline-level="2">Avancement</text:h>
      <text:h text:style-name="P24" text:outline-level="3">Jér<text:span text:style-name="T4">ôme :</text:span></text:h>
      <text:p text:style-name="P31"><text:span text:style-name="T6">A</text:span><text:span text:style-name="T3">jout des fonctionnalités de save et de save_as et d’open pour les fichiers de sauvegarde de projet.</text:span></text:p>
      <text:h text:style-name="P24" text:outline-level="3"><text:span text:style-name="T5">Yanis</text:span><text:span text:style-name="T4">:</text:span></text:h>
      <text:p text:style-name="P31"><text:span text:style-name="T6">A</text:span><text:span text:style-name="T3">jout du style QSS pour la fenêtre de création de projet</text:span></text:p>
      <text:h text:style-name="P13" text:outline-level="1">Séance <text:span text:style-name="T16">libre</text:span> du <text:span text:style-name="T14">1</text:span><text:span text:style-name="T16">7</text:span>/05/2024 <text:s text:c="3"/><text:span text:style-name="T14">14</text:span>h3<text:span text:style-name="T14">0-16h</text:span></text:h>
      <text:h text:style-name="P19" text:outline-level="2">Membres présents</text:h>
      <text:p text:style-name="Text_20_body">Vandewalle Jér<text:span text:style-name="T3">ôme – </text:span><text:span text:style-name="T8">Arabah Yanis </text:span></text:p>
      <text:h text:style-name="P19" text:outline-level="2">Avancement</text:h>
      <text:h text:style-name="P24" text:outline-level="3">Jér<text:span text:style-name="T4">ôme :</text:span></text:h>
      <text:p text:style-name="P31"><text:span text:style-name="T3">Ajout de la fonctionnalité pour dessiner une grille (avec des checkbox pour l’instant et sans style), puis l’effacer. Ajout des champs de lignes et colonnes sur le côté gauche de l’application.</text:span></text:p>
      <text:p text:style-name="P31"><text:span text:style-name="T3">+ Résolutions de quelques conflits à cause de la création d’une nouvelle branch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utfit Medium" svg:font-family="'Outfit Medium'" style:font-adornments="Normal" style:font-pitch="variable"/>
    <style:font-face style:name="Outfit Thin" svg:font-family="'Outfit Thin'" style:font-adornments="Norma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499cm" fo:margin-top="0.499cm" fo:margin-bottom="0cm" style:contextual-spacing="false" fo:line-height="115%" fo:text-indent="0.7cm" style:auto-text-indent="false"/>
      <style:text-properties style:font-name="Outfit Medium" fo:font-family="'Outfit Medium'" style:font-style-name="Normal" style:font-pitch="variable" fo:font-weight="normal"/>
    </style:style>
    <style:style style:name="List" style:family="paragraph" style:parent-style-name="Text_20_body" style:class="list">
      <style:paragraph-properties fo:margin-top="0.499cm" fo:margin-bottom="0cm" style:contextual-spacing="false" fo:line-height="10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left="0.499cm" fo:margin-right="0.499cm" fo:margin-top="0cm" fo:margin-bottom="0cm" style:contextual-spacing="false" fo:text-indent="0cm" style:auto-text-indent="false" text:number-lines="false" text:line-number="0"/>
      <style:text-properties style:font-name="Outfit Thin" fo:font-family="'Outfit Thin'" style:font-style-name="Normal" style:font-pitch="variable" fo:font-size="14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loext:graphic-properties draw:fill="none" draw:fill-color="#729fcf"/>
      <style:paragraph-properties fo:text-align="end" style:justify-single-word="false" fo:background-color="transparent" text:number-lines="false" text:line-number="0">
        <style:tab-stops>
          <style:tab-stop style:position="8.5cm" style:type="center"/>
          <style:tab-stop style:position="17cm" style:type="right"/>
        </style:tab-stops>
      </style:paragraph-properties>
      <style:text-properties style:font-name="Outfit Medium" fo:font-family="'Outfit Medium'" style:font-style-name="Normal" style:font-pitch="variable" fo:font-size="18pt" fo:font-weight="normal"/>
    </style:style>
    <style:style style:name="Title" style:family="paragraph" style:parent-style-name="Heading" style:next-style-name="Text_20_body" style:class="chapter" style:master-page-name="">
      <loext:graphic-properties draw:fill="solid" draw:fill-color="#3264e1"/>
      <style:paragraph-properties fo:margin-top="0cm" fo:margin-bottom="6.001cm" style:contextual-spacing="false" fo:text-align="center" style:justify-single-word="false" style:page-number="auto" fo:background-color="#3264e1" fo:padding="0.049cm" fo:border="4.51pt solid #000000">
        <style:tab-stops/>
      </style:paragraph-properties>
      <style:text-properties fo:color="#000000" loext:opacity="100%" style:font-name="Outfit Medium" fo:font-family="'Outfit Medium'" style:font-style-name="Normal" style:font-pitch="variable" fo:font-size="40pt" fo:font-weight="normal"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Outfit Thin" fo:font-family="'Outfit Thin'" style:font-style-name="Normal" style:font-pitch="variable" fo:font-size="14pt"/>
    </style:style>
    <style:style style:name="Heading_20_1" style:display-name="Heading 1" style:family="paragraph" style:parent-style-name="Heading" style:next-style-name="Text_20_body" style:default-outline-level="1" style:class="text" style:master-page-name="">
      <loext:graphic-properties draw:fill="solid" draw:fill-color="#3296ff"/>
      <style:paragraph-properties fo:margin-top="1cm" fo:margin-bottom="0cm" style:contextual-spacing="false" fo:text-align="center" style:justify-single-word="false" style:page-number="auto" fo:background-color="#3296ff"/>
      <style:text-properties style:font-name="Outfit Medium" fo:font-family="'Outfit Medium'" style:font-style-name="Normal" style:font-pitch="variable" fo:font-size="20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499cm" fo:margin-bottom="0cm" style:contextual-spacing="false" fo:text-indent="0cm" style:auto-text-indent="false"/>
      <style:text-properties style:font-name="Outfit Medium" fo:font-family="'Outfit Medium'" style:font-style-name="Normal" style:font-pitch="variable" fo:font-size="18pt" style:text-underline-style="solid" style:text-underline-width="auto" style:text-underline-color="font-color"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Outfit Medium" fo:font-family="'Outfit Medium'" style:font-style-name="Normal" style:font-pitch="variable"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Outfit Medium" fo:font-family="'Outfit Medium'" style:font-style-name="Normal" style:font-pitch="variable" fo:font-weight="normal"/>
    </style:style>
    <style:style style:name="Bibliography_20_1" style:display-name="Bibliography 1" style:family="paragraph" style:parent-style-name="Index" style:class="index">
      <style:paragraph-properties fo:margin-left="0cm" fo:margin-right="0cm" fo:margin-top="6.001cm" fo:margin-bottom="0.499cm" style:contextual-spacing="false" fo:text-align="center" style:justify-single-word="false" fo:text-indent="0cm" style:auto-text-indent="false">
        <style:tab-stops>
          <style:tab-stop style:position="17cm" style:type="right" style:leader-style="dotted" style:leader-text="."/>
        </style:tab-stops>
      </style:paragraph-properties>
      <style:text-properties style:font-name="Outfit Medium" fo:font-family="'Outfit Medium'" style:font-style-name="Normal" style:font-pitch="variable" fo:font-weight="normal"/>
    </style:style>
    <style:style style:name="Heading_20_3" style:display-name="Heading 3" style:family="paragraph" style:parent-style-name="Heading" style:next-style-name="Text_20_body" style:default-outline-level="3" style:class="text">
      <style:paragraph-properties fo:margin-left="0.499cm" fo:margin-right="0cm" fo:margin-top="0.499cm" fo:margin-bottom="0.101cm" style:contextual-spacing="false" fo:text-indent="0cm" style:auto-text-indent="false"/>
      <style:text-properties style:font-name="Outfit Medium" fo:font-family="'Outfit Medium'" style:font-style-name="Normal" style:font-pitch="variable" fo:font-size="16pt" fo:font-weight="normal"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right">
      <style:text-properties officeooo:rsid="000a7140" officeooo:paragraph-rsid="000a7140"/>
    </style:style>
    <style:style style:name="MT1" style:family="text">
      <style:text-properties officeooo:rsid="000ad03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K</text:span>rico<draw:frame draw:style-name="Mfr1" draw:name="Image2" text:anchor-type="char" svg:x="-0.474cm" svg:y="-0.949cm" svg:width="4.313cm" svg:height="2.692cm" draw:z-index="8"><draw:image xlink:href="Pictures/1000000100000970000005E4CDC7950075964FE2.png" xlink:type="simple" xlink:show="embed" xlink:actuate="onLoad" draw:mime-type="image/png"/></draw:frame></text:p>
      </style:header>
      <style:footer>
        <text:p text:style-name="Footer_20_right"><text:page-number text:select-page="current">7</text:page-number>/<text:page-count>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13:51:45.815501223</meta:creation-date>
    <dc:date>2024-05-17T16:16:29.813700755</dc:date>
    <meta:editing-duration>PT1H50M45S</meta:editing-duration>
    <meta:editing-cycles>17</meta:editing-cycles>
    <meta:generator>LibreOffice/7.3.7.2$Linux_X86_64 LibreOffice_project/30$Build-2</meta:generator>
    <meta:document-statistic meta:table-count="0" meta:image-count="1" meta:object-count="0" meta:page-count="9" meta:paragraph-count="64" meta:word-count="369" meta:character-count="2471" meta:non-whitespace-character-count="2124"/>
  </office:meta>
</office:document-meta>
</file>